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4.9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open" style:apply-style-name="Neutral" style:base-cell-address="Sheet1.A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Task</text:p>
          </table:table-cell>
        </table:table-row>
        <table:table-row table:style-name="ro1">
          <table:table-cell table:style-name="ce1" office:value-type="string" calcext:value-type="string">
            <text:p>OPEN</text:p>
          </table:table-cell>
          <table:table-cell office:value-type="string" calcext:value-type="string">
            <text:p>Make boot-from-ram depend on RAM DIP switch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Add user over-ride UI for booting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Update linker script to move toolbox into the high sections of flash memory.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Test boot from ROM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Test boot from cartridge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Create an example program using bindings to the toolbox functions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Create documentation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Create interrupt RAM vectors</text:p>
          </table:table-cell>
        </table:table-row>
        <table:table-row table:style-name="ro1">
          <table:table-cell/>
          <table:table-cell office:value-type="string" calcext:value-type="string">
            <text:p>RP2040 upgrade cable… green is plus, white is negative</text:p>
          </table:table-cell>
        </table:table-row>
        <table:table-row table:style-name="ro1">
          <table:table-cell/>
          <table:table-cell office:value-type="string" calcext:value-type="string">
            <text:p>RP2040 update: power off, plug in cable, press button, turn on</text:p>
          </table:table-cell>
        </table:table-row>
        <calcext:conditional-formats>
          <calcext:conditional-format calcext:target-range-address="Sheet1.A2:Sheet1.A2">
            <calcext:condition calcext:apply-style-name="Neutral" calcext:value="=open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24">00/00/0000</text:date>, <text:time style:data-style-name="N2" text:time-value="18:52:38.87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eter Weingartner</meta:initial-creator>
    <meta:creation-date>2024-08-24T11:59:54.433000000</meta:creation-date>
    <dc:date>2024-08-24T19:31:05.395000000</dc:date>
    <dc:creator>Peter Weingartner</dc:creator>
    <meta:editing-duration>PT44M43S</meta:editing-duration>
    <meta:editing-cycles>4</meta:editing-cycles>
    <meta:generator>LibreOffice/7.2.2.2$Windows_X86_64 LibreOffice_project/02b2acce88a210515b4a5bb2e46cbfb63fe97d56</meta:generator>
    <meta:document-statistic meta:table-count="1" meta:cell-count="20" meta:object-count="0"/>
  </office:meta>
</office:document-meta>
</file>